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svg:stroke-color="#789440" draw:marker-start-width="0.23cm" draw:marker-end-width="0.23cm" draw:fill="solid" draw:fill-color="#ebf1d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svg:stroke-width="0.02cm" svg:stroke-color="#7e649e" draw:marker-start-width="0.23cm" draw:marker-end-width="0.23cm" draw:fill="solid" draw:fill-color="#eeeaf2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svg:stroke-color="#17355d" draw:marker-start-width="0.23cm" draw:marker-end-width="0.23cm" draw:fill="solid" draw:fill-color="#c6d8f0" draw:textarea-horizontal-align="justify" draw:textarea-vertical-align="middle" draw:auto-grow-height="false" fo:padding-top="0.135cm" fo:padding-bottom="0.135cm" fo:padding-left="0.26cm" fo:padding-right="0.26cm"/>
    </style:style>
    <style:style style:name="gr5" style:family="graphic" style:parent-style-name="objectwithoutfill">
      <style:graphic-properties svg:stroke-width="0.02cm" draw:marker-start-width="0.26cm" draw:marker-end="Arrow" draw:marker-end-width="0.26cm" draw:fill="none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color="#789440"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7e649e" fo:font-size="11pt" style:font-size-asian="11pt" style:font-size-complex="11pt"/>
    </style:style>
    <style:style style:name="P4" style:family="paragraph">
      <style:paragraph-properties fo:text-align="center"/>
      <style:text-properties fo:color="#17355d" fo:font-size="11pt" style:font-size-asian="11pt" style:font-size-complex="11pt"/>
    </style:style>
    <style:style style:name="P5" style:family="paragraph">
      <style:paragraph-properties fo:text-align="center"/>
      <style:text-properties fo:hyphenate="false"/>
    </style:style>
    <style:style style:name="T1" style:family="text">
      <style:text-properties fo:color="#789440" fo:font-size="11pt" style:font-size-asian="11pt" style:font-size-complex="11pt"/>
    </style:style>
    <style:style style:name="T2" style:family="text">
      <style:text-properties fo:color="#7e649e" fo:font-size="11pt" fo:language="en" fo:country="US" style:font-size-asian="11pt" style:font-size-complex="11pt"/>
    </style:style>
    <style:style style:name="T3" style:family="text">
      <style:text-properties fo:color="#7e649e" fo:font-size="11pt" style:font-size-asian="11pt" style:font-size-complex="11pt"/>
    </style:style>
    <style:style style:name="T4" style:family="text">
      <style:text-properties fo:color="#17355d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6cm" svg:height="1.2cm" svg:x="14.1cm" svg:y="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6cm" svg:height="1.2cm" svg:x="13.9cm" svg:y="0.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6cm" svg:height="1.2cm" svg:x="20.5cm" svg:y="0.1cm">
          <text:p text:style-name="P2"><text:span text:style-name="T1">Application</text:span></text:p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2" draw:id="id12" draw:layer="layout" svg:width="2.6cm" svg:height="1.2cm" svg:x="17.3cm" svg:y="0.1cm">
          <text:p text:style-name="P2"><text:span text:style-name="T1">fLink</text:span></text:p>
          <text:p text:style-name="P2"><text:span text:style-name="T1">Librar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0" draw:id="id10" draw:layer="layout" svg:width="2.6cm" svg:height="1.2cm" svg:x="20.5cm" svg:y="1.8cm">
          <text:p text:style-name="P2"><text:span text:style-name="T2">C</text:span></text:p>
          <text:p text:style-name="P2"><text:span text:style-name="T2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" draw:id="id1" draw:layer="layout" svg:width="2.6cm" svg:height="1.2cm" svg:x="10.5cm" svg:y="0.5cm">
          <text:p text:style-name="P2"><text:span text:style-name="T3">Linux Kernel</text:span></text:p>
          <text:p text:style-name="P2"><text:span text:style-name="T3">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6cm" svg:height="1.2cm" svg:x="13.7cm" svg:y="0.5cm">
          <text:p text:style-name="P2"><text:span text:style-name="T1">fLink LKM</text:span></text:p>
          <text:p text:style-name="P2"><text:span text:style-name="T1">Sourc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2.6cm" svg:height="1.2cm" svg:x="12.1cm" svg:y="2.9cm">
          <text:p text:style-name="P2"><text:span text:style-name="T2">C</text:span></text:p>
          <text:p text:style-name="P2"><text:span text:style-name="T2">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1" draw:id="id11" draw:layer="layout" svg:width="2.6cm" svg:height="1.2cm" svg:x="20.5cm" svg:y="3.7cm">
          <text:p text:style-name="P2"><text:span text:style-name="T4">User</text:span></text:p>
          <text:p text:style-name="P2"><text:span text:style-name="T4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14.1cm" svg:y="5.1cm">
          <text:p text:style-name="P2"><text:span text:style-name="T4">fLink</text:span></text:p>
          <text:p text:style-name="P2"><text:span text:style-name="T4">LK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2.6cm" svg:height="1.2cm" svg:x="10.5cm" svg:y="5.5cm">
          <text:p text:style-name="P2"><text:span text:style-name="T4">Kernel</text:span></text:p>
          <text:p text:style-name="P2"><text:span text:style-name="T4">Imag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6cm" svg:height="1.2cm" svg:x="13.9cm" svg:y="5.3cm">
          <text:p text:style-name="P2"><text:span text:style-name="T4">fLink</text:span></text:p>
          <text:p text:style-name="P2"><text:span text:style-name="T4">LK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2.6cm" svg:height="1.2cm" svg:x="13.7cm" svg:y="5.5cm">
          <text:p text:style-name="P2"><text:span text:style-name="T4">LKM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2.6cm" svg:height="1.2cm" svg:x="17.3cm" svg:y="7.7cm">
          <draw:glue-point draw:id="4" svg:x="-1.538cm" svg:y="-5cm"/>
          <draw:glue-point draw:id="5" svg:x="1.538cm" svg:y="-5cm"/>
          <text:p text:style-name="P2"><text:span text:style-name="T4">Root</text:span></text:p>
          <text:p text:style-name="P2"><text:span text:style-name="T4">Filesystem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7" draw:id="id7" draw:layer="layout" svg:width="2.6cm" svg:height="1.6cm" svg:x="13.7cm" svg:y="9.3cm">
          <text:p text:style-name="P2"><text:span text:style-name="T2">Image</text:span></text:p>
          <text:p text:style-name="P2"><text:span text:style-name="T2">Buil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2.6cm" svg:height="1.2cm" svg:x="13.7cm" svg:y="11.5cm">
          <text:p text:style-name="P2"><text:span text:style-name="T4">Software</text:span></text:p>
          <text:p text:style-name="P2"><text:span text:style-name="T4">Image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1.8cm" svg:y1="1.7cm" svg:x2="13.4cm" svg:y2="2.9cm" draw:start-shape="id1" draw:start-glue-point="2" draw:end-shape="id2" draw:end-glue-point="4" svg:d="m11800 1700v600h1600v600">
          <text:p/>
        </draw:connector>
        <draw:connector draw:style-name="gr5" draw:text-style-name="P5" draw:layer="layout" svg:x1="15cm" svg:y1="1.7cm" svg:x2="13.4cm" svg:y2="2.9cm" draw:start-shape="id3" draw:start-glue-point="2" draw:end-shape="id2" draw:end-glue-point="4" svg:d="m15000 1700v600h-1600v600">
          <text:p/>
        </draw:connector>
        <draw:connector draw:style-name="gr5" draw:text-style-name="P5" draw:layer="layout" svg:x1="13.4cm" svg:y1="4.1cm" svg:x2="11.8cm" svg:y2="5.5cm" draw:start-shape="id2" draw:start-glue-point="8" draw:end-shape="id4" draw:end-glue-point="0" svg:d="m13400 4100v701h-1600v699">
          <text:p/>
        </draw:connector>
        <draw:connector draw:style-name="gr5" draw:text-style-name="P5" draw:layer="layout" svg:x1="13.4cm" svg:y1="4.1cm" svg:x2="15cm" svg:y2="5.5cm" draw:start-shape="id2" draw:start-glue-point="8" draw:end-shape="id5" draw:end-glue-point="0" svg:d="m13400 4100v701h1600v699">
          <text:p/>
        </draw:connector>
        <draw:connector draw:style-name="gr5" draw:text-style-name="P5" draw:layer="layout" svg:x1="15cm" svg:y1="6.7cm" svg:x2="17.3cm" svg:y2="8.3cm" draw:start-shape="id5" draw:start-glue-point="2" draw:end-shape="id6" svg:d="m15000 6700v1600h2300">
          <text:p/>
        </draw:connector>
        <draw:connector draw:style-name="gr5" draw:text-style-name="P5" draw:layer="layout" svg:x1="11.8cm" svg:y1="6.7cm" svg:x2="13.7cm" svg:y2="10.1cm" draw:start-shape="id4" draw:start-glue-point="2" draw:end-shape="id7" draw:end-glue-point="6" svg:d="m11800 6700v3400h1900">
          <text:p/>
        </draw:connector>
        <draw:connector draw:style-name="gr5" draw:text-style-name="P5" draw:layer="layout" svg:x1="20.5cm" svg:y1="8.3cm" svg:x2="19.9cm" svg:y2="8.3cm" draw:start-shape="id8" draw:start-glue-point="6" draw:end-shape="id6" draw:end-glue-point="1" svg:d="m20500 8300h-600">
          <text:p/>
        </draw:connector>
        <draw:connector draw:style-name="gr5" draw:text-style-name="P5" draw:layer="layout" svg:x1="21.8cm" svg:y1="1.3cm" svg:x2="21.8cm" svg:y2="1.8cm" draw:start-shape="id9" draw:start-glue-point="2" draw:end-shape="id10" draw:end-glue-point="4" svg:d="m21800 1300v500">
          <text:p/>
        </draw:connector>
        <draw:connector draw:style-name="gr5" draw:text-style-name="P5" draw:layer="layout" svg:x1="20.5cm" svg:y1="4.3cm" svg:x2="18.999cm" svg:y2="7.7cm" draw:start-shape="id11" draw:start-glue-point="3" draw:end-shape="id6" draw:end-glue-point="5" svg:d="m20500 4300h-1501v3400">
          <text:p/>
        </draw:connector>
        <draw:connector draw:style-name="gr5" draw:text-style-name="P5" draw:layer="layout" svg:x1="18.6cm" svg:y1="1.3cm" svg:x2="20.5cm" svg:y2="2.4cm" draw:start-shape="id12" draw:start-glue-point="2" draw:end-shape="id10" draw:end-glue-point="6" svg:d="m18600 1300v1100h1900">
          <text:p/>
        </draw:connector>
        <draw:connector draw:style-name="gr5" draw:text-style-name="P5" draw:layer="layout" svg:x1="21.8cm" svg:y1="3cm" svg:x2="21.8cm" svg:y2="3.7cm" draw:start-shape="id10" draw:start-glue-point="8" draw:end-shape="id11" draw:end-glue-point="0" svg:d="m21800 3000v700">
          <text:p/>
        </draw:connector>
        <draw:connector draw:style-name="gr5" draw:text-style-name="P5" draw:layer="layout" svg:x1="18.6cm" svg:y1="8.9cm" svg:x2="16.3cm" svg:y2="10.1cm" draw:start-shape="id6" draw:start-glue-point="2" draw:end-shape="id7" draw:end-glue-point="10" svg:d="m18600 8900v1200h-2300">
          <text:p/>
        </draw:connector>
        <draw:connector draw:style-name="gr5" draw:text-style-name="P5" draw:layer="layout" svg:x1="15cm" svg:y1="10.9cm" svg:x2="15cm" svg:y2="11.5cm" draw:start-shape="id7" draw:start-glue-point="8" draw:end-shape="id13" svg:d="m15000 10900v600">
          <text:p/>
        </draw:connector>
        <draw:custom-shape draw:style-name="gr3" draw:text-style-name="P3" xml:id="id14" draw:id="id14" draw:layer="layout" svg:width="2.6cm" svg:height="1.2cm" svg:x="20.5cm" svg:y="5.5cm">
          <text:p text:style-name="P2"><text:span text:style-name="T3">Distribution</text:span></text:p>
          <text:p text:style-name="P2"><text:span text:style-name="T3">Package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8" draw:id="id8" draw:layer="layout" svg:width="2.6cm" svg:height="1.6cm" svg:x="20.5cm" svg:y="7.5cm">
          <text:p text:style-name="P2"><text:span text:style-name="T2">Base System</text:span></text:p>
          <text:p text:style-name="P2"><text:span text:style-name="T2">Instal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5" draw:layer="layout" svg:x1="21.8cm" svg:y1="6.7cm" svg:x2="21.8cm" svg:y2="7.5cm" draw:start-shape="id14" draw:end-shape="id8" draw:end-glue-point="4" svg:d="m21800 6700v800">
          <text:p/>
        </draw:connector>
        <draw:connector draw:style-name="gr5" draw:text-style-name="P5" draw:layer="layout" draw:line-skew="-2.1cm" svg:x1="18.6cm" svg:y1="1.3cm" svg:x2="18.201cm" svg:y2="7.7cm" draw:start-shape="id12" draw:start-glue-point="2" draw:end-shape="id6" draw:end-glue-point="4" svg:d="m18600 1300v1100h-399v53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.1cm" fo:margin-bottom="0.1cm" fo:margin-left="0.1cm" fo:margin-right="0.1cm" fo:page-width="23.2cm" fo:page-height="12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tin Züger</meta:initial-creator>
    <meta:creation-date>2014-04-27T12:37:26.103624629</meta:creation-date>
    <dc:date>2014-12-04T18:19:27.62</dc:date>
    <meta:editing-duration>PT36M56S</meta:editing-duration>
    <meta:editing-cycles>10</meta:editing-cycles>
    <meta:generator>OpenOffice.org/3.4.1$Win32 OpenOffice.org_project/341m1$Build-9593</meta:generator>
    <meta:document-statistic meta:object-count="33"/>
  </office:meta>
</office:document-meta>
</file>